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 CYR" svg:font-family="'Courier New CYR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3" style:family="paragraph" style:parent-style-name="Standard">
      <style:text-properties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Book Antiqua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Book Antiqua" fo:font-size="12pt" fo:language="en" fo:country="US" fo:font-style="normal" fo:font-weight="bold" fo:background-color="transparent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Book Antiqua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Book Antiqua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Book Antiqua" fo:font-size="12pt" fo:language="en" fo:country="US" fo:font-style="normal" fo:font-weight="bold" fo:background-color="transparent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Book Antiqua" fo:font-size="14pt" fo:language="en" fo:country="US" fo:font-style="normal" fo:font-weight="bold" fo:background-color="transparent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fo:font-style="italic" style:font-style-asian="italic" style:font-style-complex="italic"/>
    </style:style>
    <style:style style:name="P12" style:family="paragraph" style:parent-style-name="Standard" style:list-style-name="L3">
      <style:text-properties fo:font-style="italic" style:font-style-asian="italic" style:font-style-complex="italic"/>
    </style:style>
    <style:style style:name="P13" style:family="paragraph" style:parent-style-name="Standard" style:list-style-name="L2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Standard" style:list-style-name="L3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5" style:family="paragraph" style:parent-style-name="Standard" style:list-style-name="L2">
      <style:text-properties fo:color="#000000" style:font-name="Times New Roman" fo:font-style="normal" fo:background-color="transparent" style:font-name-asian="Courier New" style:font-style-asian="normal" style:font-weight-asian="bold" style:font-name-complex="Courier New" style:font-style-complex="normal" style:font-weight-complex="bold"/>
    </style:style>
    <style:style style:name="P16" style:family="paragraph" style:parent-style-name="Standard" style:list-style-name="L2">
      <style:text-properties fo:color="#000000" style:font-name="Times New Roman" fo:language="zxx" fo:country="none" fo:font-style="normal" fo:background-color="transparent" style:font-name-asian="Courier New" style:language-asian="zxx" style:country-asian="none" style:font-style-asian="normal" style:font-weight-asian="bold" style:font-name-complex="Courier New" style:language-complex="zxx" style:country-complex="none" style:font-style-complex="normal" style:font-weight-complex="bold"/>
    </style:style>
    <style:style style:name="P17" style:family="paragraph" style:parent-style-name="Standard" style:list-style-name="L2">
      <style:text-properties fo:color="#000000" style:font-name="Times New Roman" fo:language="zxx" fo:country="none" fo:font-weight="normal" fo:background-color="transparent" style:font-name-asian="Courier New" style:language-asian="zxx" style:country-asian="none" style:font-name-complex="Courier New" style:language-complex="zxx" style:country-complex="none"/>
    </style:style>
    <style:style style:name="P18" style:family="paragraph" style:parent-style-name="Standard" style:list-style-name="L2">
      <style:text-properties fo:color="#000000" style:font-name="Times New Roman" fo:font-size="11pt" fo:language="en" fo:country="US" fo:font-style="italic" fo:font-weight="normal" fo:background-color="transparent" style:font-name-asian="Courier New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P19" style:family="paragraph" style:parent-style-name="Standard" style:list-style-name="L2">
      <style:paragraph-properties>
        <style:tab-stops>
          <style:tab-stop style:position="1.6665in"/>
        </style:tab-stops>
      </style:paragraph-properties>
      <style:text-properties fo:color="#000000" style:font-name="Times New Roman" fo:font-size="11pt" fo:language="en" fo:country="US" fo:font-style="italic" fo:font-weight="normal" fo:background-color="transparent" style:font-name-asian="Courier New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P20" style:family="paragraph" style:parent-style-name="Standard" style:list-style-name="L2">
      <style:text-properties style:font-name="Times New Roman" fo:font-size="11pt" style:font-size-asian="11pt" style:font-size-complex="11pt"/>
    </style:style>
    <style:style style:name="P21" style:family="paragraph" style:parent-style-name="Standard" style:list-style-name="L2">
      <style:paragraph-properties>
        <style:tab-stops>
          <style:tab-stop style:position="1.6665in"/>
        </style:tab-stops>
      </style:paragraph-properties>
      <style:text-properties style:font-name="Times New Roman" fo:font-size="11pt" style:font-size-asian="11pt" style:font-size-complex="11pt"/>
    </style:style>
    <style:style style:name="P22" style:family="paragraph" style:parent-style-name="Standard" style:list-style-name="L2">
      <style:paragraph-properties>
        <style:tab-stops>
          <style:tab-stop style:position="1.6665in"/>
        </style:tab-stops>
      </style:paragraph-properties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23" style:family="paragraph" style:parent-style-name="Heading_20_1" style:list-style-name="L1"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Courier New CYR" style:font-name-complex="Courier New CYR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name-asian="Courier New CYR" style:font-weight-asian="bold" style:font-name-complex="Courier New CYR" style:font-weight-complex="bold"/>
    </style:style>
    <style:style style:name="T7" style:family="text">
      <style:text-properties style:font-name-asian="Courier New CYR" style:font-name-complex="Courier New CYR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5" style:family="text">
      <style:text-properties fo:font-style="normal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weight-asian="normal" style:font-style-complex="normal" style:font-weight-complex="normal"/>
    </style:style>
    <style:style style:name="T17" style:family="text">
      <style:text-properties fo:color="#000000" style:font-name="Times New Roman" fo:language="zxx" fo:country="none" fo:font-style="normal" fo:font-weight="normal" fo:background-color="transparent" style:font-name-asian="Courier New" style:language-asian="zxx" style:country-asian="none" style:font-style-asian="normal" style:font-weight-asian="normal" style:font-name-complex="Courier New" style:language-complex="zxx" style:country-complex="none" style:font-style-complex="normal" style:font-weight-complex="normal"/>
    </style:style>
    <style:style style:name="T18" style:family="text">
      <style:text-properties fo:color="#000000" style:font-name="Times New Roman" fo:language="zxx" fo:country="none" fo:font-style="normal" fo:font-weight="normal" fo:background-color="transparent" style:font-name-asian="Courier New" style:language-asian="zxx" style:country-asian="none" style:font-style-asian="normal" style:font-weight-asian="bold" style:font-name-complex="Courier New" style:language-complex="zxx" style:country-complex="none" style:font-style-complex="normal" style:font-weight-complex="bold"/>
    </style:style>
    <style:style style:name="T19" style:family="text">
      <style:text-properties fo:color="#000000" style:font-name="Book Antiqua" fo:language="en" fo:country="US" fo:font-style="normal" fo:font-weight="normal" fo:background-color="transparent" style:font-name-asian="Courier New" style:font-style-asian="normal" style:font-weight-asian="normal" style:font-name-complex="Courier New" style:font-style-complex="normal" style:font-weight-complex="normal"/>
    </style:style>
    <style:style style:name="T20" style:family="text">
      <style:text-properties fo:color="#000000" fo:language="en" fo:country="US" fo:font-style="normal" fo:font-weight="normal" fo:background-color="transparent" style:font-name-asian="Courier New" style:font-style-asian="normal" style:font-weight-asian="normal" style:font-name-complex="Courier New" style:font-style-complex="normal" style:font-weight-complex="normal"/>
    </style:style>
    <style:style style:name="T21" style:family="text">
      <style:text-properties fo:color="#000000" fo:language="en" fo:country="US" fo:font-style="normal" fo:font-weight="bold" fo:background-color="transparent" style:font-name-asian="Courier New" style:font-style-asian="normal" style:font-weight-asian="bold" style:font-name-complex="Courier New" style:font-style-complex="normal" style:font-weight-complex="bold"/>
    </style:style>
    <style:style style:name="T22" style:family="text">
      <style:text-properties fo:color="#000000" fo:language="en" fo:country="US" fo:font-style="normal" fo:background-color="transparent" style:font-name-asian="Courier New" style:font-style-asian="normal" style:font-name-complex="Courier New" style:font-style-complex="normal"/>
    </style:style>
    <style:style style:name="T23" style:family="text">
      <style:text-properties fo:color="#000000" fo:language="en" fo:country="US" fo:font-style="italic" fo:font-weight="normal" fo:background-color="transparent" style:font-name-asian="Courier New" style:font-style-asian="italic" style:font-weight-asian="normal" style:font-name-complex="Courier New" style:font-style-complex="italic" style:font-weight-complex="normal"/>
    </style:style>
    <style:style style:name="T24" style:family="text">
      <style:text-properties fo:color="#000000" fo:language="en" fo:country="US" fo:font-style="italic" fo:background-color="transparent" style:font-name-asian="Courier New" style:font-style-asian="italic" style:font-name-complex="Courier New" style:font-style-complex="italic"/>
    </style:style>
    <text:list-style style:name="L1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." style:num-format="1" text:display-levels="2">
        <style:list-level-properties/>
      </text:list-level-style-number>
      <text:list-level-style-number text:level="3" text:style-name="Numbering_20_Symbols" style:num-prefix=" " style:num-suffix=")" style:num-format="a">
        <style:list-level-properties/>
      </text:list-level-style-number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Reachab<text:span text:style-name="T1">ility Analysis and Enumeretion of Species.</text:span></text:p>
      <text:list xml:id="list33271773" text:style-name="L1">
        <text:list-item>
          <text:h text:style-name="P23" text:outline-level="1"><text:s/>Introduction </text:h>
        </text:list-item>
      </text:list>
      <text:p text:style-name="Standard"><text:span text:style-name="T3">Here we discuss what rules can be applied and what substances can appear in the simulation </text:span>process. The<text:span text:style-name="T5"> R</text:span><text:span text:style-name="T6">eachability Analysis</text:span><text:span text:style-name="T7"> is the SubViews computation and </text:span><text:span text:style-name="T2">application (Local Views, Contact Map and so on).</text:span></text:p>
      <text:list xml:id="list33369746" text:continue-numbering="true" text:style-name="L1">
        <text:list-item>
          <text:h text:style-name="P24" text:outline-level="1"><text:s/>Goal</text:h>
        </text:list-item>
      </text:list>
      <text:p text:style-name="Standard"><text:span text:style-name="T5">Enumeration of Species</text:span> is the procedure of counting all species which can be obtained in the simulation process.</text:p>
      <text:list xml:id="list33387005" text:continue-numbering="true" text:style-name="L1">
        <text:list-item>
          <text:h text:style-name="P24" text:outline-level="1"><text:s/>Solution</text:h>
        </text:list-item>
      </text:list>
      <text:p text:style-name="Standard">Use <text:span text:style-name="T5">LocalViews</text:span>. </text:p>
      <text:list xml:id="list33244876" text:style-name="L2">
        <text:list-item>
          <text:p text:style-name="P10">Check that <text:span text:style-name="T5">Contact Map</text:span> does not contains cycle” (for example, <text:span text:style-name="T8">A.x</text:span> connected with <text:span text:style-name="T8">B.x</text:span>, <text:span text:style-name="T10">B.y</text:span> connected with <text:span text:style-name="T10">C.x</text:span>, <text:span text:style-name="T10">C.y</text:span> connected with <text:span text:style-name="T8">A.y</text:span>)</text:p>
        </text:list-item>
        <text:list-item>
          <text:p text:style-name="P10">If there is a cycle, then the number of species is set to be <text:span text:style-name="T5">infinity</text:span>.</text:p>
        </text:list-item>
        <text:list-item>
          <text:p text:style-name="P10">Initialize the empty storage.</text:p>
        </text:list-item>
        <text:list-item>
          <text:p text:style-name="P10">Add all <text:span text:style-name="T5">LocalViews</text:span> to the storage.</text:p>
        </text:list-item>
        <text:list-item>
          <text:p text:style-name="P10"><text:span text:style-name="T8">Boolean shouldDo =</text:span> <text:span text:style-name="T8">true</text:span></text:p>
        </text:list-item>
        <text:list-item>
          <text:p text:style-name="P11">while(ShouldDo)</text:p>
          <text:list>
            <text:list-item>
              <text:p text:style-name="P10"><text:s/>For each component <text:span text:style-name="T8">C</text:span> in the storage, try to add to <text:span text:style-name="T8">C</text:span> each <text:span text:style-name="T5">LocalView</text:span>. Put the added species to the storage (compute <text:span text:style-name="T5">Smiles</text:span> for the obtained species and add only new species to the storage). <text:span text:style-name="T8">ShouldDo = false</text:span> if nothing is added.</text:p>
            </text:list-item>
          </text:list>
        </text:list-item>
        <text:list-item>
          <text:p text:style-name="P13"><text:span text:style-name="T12">The </text:span><text:span text:style-name="T5">Reachable species</text:span> are the completed species from the storage.</text:p>
        </text:list-item>
      </text:list>
      <text:list xml:id="list33383422" text:continue-list="list33387005" text:style-name="L1">
        <text:list-item>
          <text:h text:style-name="P24" text:outline-level="1"><text:s/>Example</text:h>
        </text:list-item>
      </text:list>
      <text:list xml:id="list33390705" text:continue-list="list33244876" text:style-name="L2">
        <text:list-item text:start-value="1">
          <text:p text:style-name="P13">Get <text:span text:style-name="T5">LocalViews</text:span></text:p>
        </text:list-item>
      </text:list>
      <text:p text:style-name="Standard">Agent <text:span text:style-name="T8">A</text:span>:</text:p>
      <text:list xml:id="list33249452" text:style-name="L3">
        <text:list-item>
          <text:p text:style-name="P12">A(x,y)</text:p>
        </text:list-item>
        <text:list-item>
          <text:p text:style-name="P12">A(x!B.x,y)</text:p>
        </text:list-item>
        <text:list-item>
          <text:p text:style-name="P12">A(x!C.x,y)</text:p>
        </text:list-item>
        <text:list-item>
          <text:p text:style-name="P12">A(x.y!C.y )</text:p>
        </text:list-item>
        <text:list-item>
          <text:p text:style-name="P12">A(x!B.x,y!C.y)</text:p>
        </text:list-item>
        <text:list-item>
          <text:p text:style-name="P12">A(x!C.x,y!C.y)</text:p>
        </text:list-item>
      </text:list>
      <text:p text:style-name="Standard">Agent <text:span text:style-name="T8">B</text:span>:</text:p>
      <text:list xml:id="list33365559" text:continue-list="list33249452" text:style-name="L3">
        <text:list-item text:start-value="1">
          <text:p text:style-name="P14">B(x~u)</text:p>
        </text:list-item>
        <text:list-item>
          <text:p text:style-name="P14">B(x~u!A.x)</text:p>
        </text:list-item>
        <text:list-item>
          <text:p text:style-name="P14">B(x~p)</text:p>
        </text:list-item>
      </text:list>
      <text:p text:style-name="Standard">Agent <text:span text:style-name="T8">C</text:span>:</text:p>
      <text:list xml:id="list33377333" text:continue-list="list33365559" text:style-name="L3">
        <text:list-item text:start-value="1">
          <text:p text:style-name="P14">C(x,y,z~u)</text:p>
        </text:list-item>
        <text:list-item>
          <text:p text:style-name="P14">C(x,y!A.y,z~u)</text:p>
        </text:list-item>
        <text:list-item>
          <text:p text:style-name="P14">C(x!A.x, y!A.y,z~p)</text:p>
        </text:list-item>
      </text:list>
      <text:list xml:id="list33376831" text:continue-list="list33390705" text:style-name="L2">
        <text:list-header>
          <text:p text:style-name="P13"/>
        </text:list-header>
        <text:list-item>
          <text:p text:style-name="P13">Add the <text:span text:style-name="T5">LocalViews</text:span> to the storage</text:p>
        </text:list-item>
      </text:list>
      <text:p text:style-name="P1">A(x,y),</text:p>
      <text:p text:style-name="P1">A(x!B.x,y),</text:p>
      <text:p text:style-name="P1">A(x!C.x,y),</text:p>
      <text:p text:style-name="P1">A(x.y!C.y ),</text:p>
      <text:p text:style-name="P1">A(x!B.x,y!C.y),</text:p>
      <text:p text:style-name="P1"><text:soft-page-break/>A(x!C.x,y!C.y),</text:p>
      <text:p text:style-name="P1">B(x~u),</text:p>
      <text:p text:style-name="P1">B(x~u!A.x),</text:p>
      <text:p text:style-name="P1">B(x~p),</text:p>
      <text:p text:style-name="P1">C(x,y,z~u),</text:p>
      <text:p text:style-name="P1">C(x,y!A.y,z~u),</text:p>
      <text:p text:style-name="P1">C(x!A.x, y!A.y,z~p)</text:p>
      <text:p text:style-name="P4"/>
      <text:list xml:id="list33365572" text:continue-numbering="true" text:style-name="L2">
        <text:list-item>
          <text:p text:style-name="P10"><text:span text:style-name="T13">Try to add </text:span><text:span text:style-name="T14">A(x!B.x,y)</text:span><text:span text:style-name="T13"> to all specie</text:span>s</text:p>
        </text:list-item>
      </text:list>
      <text:p text:style-name="P2">A(x,y),</text:p>
      <text:p text:style-name="P2">A(x!B.x,y),</text:p>
      <text:p text:style-name="P2">A(x!C.x,y),</text:p>
      <text:p text:style-name="P2">A(x.y!C.y ),</text:p>
      <text:p text:style-name="P2">A(x!B.x,y!C.y),</text:p>
      <text:p text:style-name="P2">A(x!C.x,y!C.y),</text:p>
      <text:p text:style-name="P2">B(x~u),</text:p>
      <text:p text:style-name="P2">B(x~u!A.x),</text:p>
      <text:p text:style-name="P3">B(x~u!1),A(x!1,y)&lt;- the new component</text:p>
      <text:p text:style-name="P2">B(x~p),</text:p>
      <text:p text:style-name="P2">C(x,y,z~u),</text:p>
      <text:p text:style-name="P2">C(x,y!A.y,z~u),</text:p>
      <text:p text:style-name="P2">C(x!A.x, y!A.y,z~p)</text:p>
      <text:p text:style-name="P7"/>
      <text:list xml:id="list33375544" text:continue-numbering="true" text:style-name="L2">
        <text:list-item>
          <text:p text:style-name="P10">Try to add <text:span text:style-name="T8">A(x!C.x,y)</text:span> to all species</text:p>
        </text:list-item>
      </text:list>
      <text:p text:style-name="P2">A(x,y),</text:p>
      <text:p text:style-name="P2">A(x!B.x,y),</text:p>
      <text:p text:style-name="P2">A(x!C.x,y),</text:p>
      <text:p text:style-name="P2">A(x.y!C.y ),</text:p>
      <text:p text:style-name="P2">A(x!B.x,y!C.y),</text:p>
      <text:p text:style-name="P2">A(x!C.x,y!C.y),</text:p>
      <text:p text:style-name="P2">B(x~u),</text:p>
      <text:p text:style-name="P2">B(x~u!A.x),</text:p>
      <text:p text:style-name="P2">B(x~u!1),A(x!1,y)</text:p>
      <text:p text:style-name="P2">B(x~p),</text:p>
      <text:p text:style-name="P2">C(x,y,z~u),</text:p>
      <text:p text:style-name="P2">C(x,y!A.y,z~u),</text:p>
      <text:p text:style-name="P2">C(x!A.x, y!A.y,z~p)</text:p>
      <text:p text:style-name="P3">C(x!1, y!A.y,z~p),A(x!1,y)&lt;- the new component</text:p>
      <text:p text:style-name="P7"/>
      <text:p text:style-name="P5">...</text:p>
      <text:p text:style-name="P8"/>
      <text:list xml:id="list33390341" text:continue-numbering="true" text:style-name="L2">
        <text:list-item>
          <text:p text:style-name="P13">Select completed species</text:p>
        </text:list-item>
      </text:list>
      <text:p text:style-name="P8"/>
      <text:p text:style-name="P6">...</text:p>
      <text:p text:style-name="P2">C(x,y!A.y,z~u) ← incompleted</text:p>
      <text:p text:style-name="P2">C(x!A.x, y!A.y,z~p)←incompleted</text:p>
      <text:p text:style-name="P3">C(x!1, y!2.y,z~p),A(x!1,y),A(x,y!2)←completed</text:p>
      <text:p text:style-name="P8">…</text:p>
      <text:p text:style-name="P8"/>
      <text:p text:style-name="Standard">The <text:span text:style-name="T5">Completed component </text:span>is a component without abstract agents.</text:p>
      <text:p text:style-name="P7"/>
      <text:list xml:id="list33373844" text:continue-list="list33383422" text:style-name="L1">
        <text:list-item>
          <text:h text:style-name="P24" text:outline-level="1"><text:soft-page-break/><text:s/>Algorithm</text:h>
        </text:list-item>
      </text:list>
      <text:list xml:id="list33394241" text:continue-list="list33390341" text:style-name="L2">
        <text:list-item text:start-value="1">
          <text:p text:style-name="P15"><text:span text:style-name="T11">Initialize a </text:span><text:span text:style-name="T4">stack</text:span><text:span text:style-name="T11"> for species</text:span></text:p>
        </text:list-item>
        <text:list-item>
          <text:p text:style-name="P16"><text:span text:style-name="T11">For each LocalView </text:span><text:span text:style-name="T10">lw</text:span></text:p>
          <text:list>
            <text:list-item>
              <text:p text:style-name="P17"><text:span text:style-name="T15">Push </text:span><text:span text:style-name="T9">lw</text:span><text:span text:style-name="T15"> </text:span><text:span text:style-name="T16">to the </text:span><text:span text:style-name="T15">stack</text:span></text:p>
              <text:list>
                <text:list-item>
                  <text:p text:style-name="P10"><text:span text:style-name="T17">While the </text:span><text:span text:style-name="T18">stack</text:span><text:span text:style-name="T17"> is not empty</text:span><text:span text:style-name="T19"> </text:span></text:p>
                  <text:list>
                    <text:list-item>
                      <text:p text:style-name="P18">s = stack.pop</text:p>
                    </text:list-item>
                    <text:list-item>
                      <text:p text:style-name="P20"><text:span text:style-name="T20">For all abstract agents </text:span><text:span text:style-name="T23">a</text:span><text:span text:style-name="T20"> in </text:span><text:span text:style-name="T23">s</text:span><text:span text:style-name="T20"> </text:span></text:p>
                      <text:list>
                        <text:list-item>
                          <text:p text:style-name="P21"><text:span text:style-name="T20">for all </text:span><text:span text:style-name="T21">LocalViews</text:span><text:span text:style-name="T20"> </text:span><text:span text:style-name="T23">l</text:span><text:span text:style-name="T20">, such that </text:span><text:span text:style-name="T23">l.type = a.type</text:span><text:span text:style-name="T20">, </text:span><text:span text:style-name="T23">l</text:span><text:span text:style-name="T20"> is compatible with </text:span><text:span text:style-name="T23">a</text:span></text:p>
                          <text:list>
                            <text:list-item>
                              <text:p text:style-name="P19">sa = s.clone</text:p>
                            </text:list-item>
                            <text:list-item>
                              <text:p text:style-name="P21"><text:span text:style-name="T20">convert agent </text:span><text:span text:style-name="T23">a</text:span><text:span text:style-name="T20"> in </text:span><text:span text:style-name="T23">sa</text:span><text:span text:style-name="T20"> to </text:span><text:span text:style-name="T23">l</text:span></text:p>
                            </text:list-item>
                            <text:list-item>
                              <text:p text:style-name="P22"><text:span text:style-name="T22">if </text:span><text:span text:style-name="T24">sa</text:span><text:span text:style-name="T22"> is incomplete, then </text:span><text:span text:style-name="T24">stack.push(sa)</text:span><text:span text:style-name="T22"> else put </text:span><text:span text:style-name="T24">sa</text:span><text:span text:style-name="T22"> to the complete species storag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Standard"><text:span text:style-name="T5">Abstract agent</text:span> can appear in the component only one way :</text:p>
      <text:p text:style-name="Standard"/>
      <text:p text:style-name="Standard"><text:span text:style-name="T5">Example:</text:span> </text:p>
      <text:p text:style-name="Standard">Let <text:span text:style-name="T8">a(x!b.x,y)</text:span> be the <text:span text:style-name="T5">LocalViews</text:span>. Let <text:span text:style-name="T8">l</text:span> be a <text:span text:style-name="T5">LocalView</text:span> that is compatible with <text:span text:style-name="T8">b</text:span>. For example <text:span text:style-name="T8">l=b(x~u!a.x,y~p!s.x)</text:span>. <text:s/>Convert <text:span text:style-name="T8">b</text:span> to <text:span text:style-name="T8">l</text:span>. We get the component <text:span text:style-name="T8">a(x!1,y),b(x~u!1,y~p!s.x)</text:span>. We see that this component contains a new abstract agent <text:span text:style-name="T8">s</text:span>. Convert it to some LocalView... and so for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 CYR" svg:font-family="'Courier New CYR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text:style-name="Numbering_20_Symbols" style:num-prefix=" " style:num-suffix="." style:num-format="1">
        <style:list-level-properties/>
      </text:outline-level-style>
      <text:outline-level-style text:level="2" text:style-name="Numbering_20_Symbols" style:num-prefix=" " style:num-suffix="." style:num-format="1" text:display-levels="2">
        <style:list-level-properties/>
      </text:outline-level-style>
      <text:outline-level-style text:level="3" text:style-name="Numbering_20_Symbols" style:num-prefix=" " style:num-suffix=")" style:num-format="a">
        <style:list-level-properties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16T11:32:02</meta:creation-date>
    <dc:date>2009-11-26T13:27:39.12</dc:date>
    <dc:language>de-DE</dc:language>
    <meta:editing-cycles>13</meta:editing-cycles>
    <meta:editing-duration>PT03H04M53S</meta:editing-duration>
    <meta:document-statistic meta:table-count="0" meta:image-count="0" meta:object-count="0" meta:page-count="3" meta:paragraph-count="96" meta:word-count="450" meta:character-count="2863"/>
    <meta:user-defined meta:name="Info 1"/>
    <meta:user-defined meta:name="Info 2"/>
    <meta:user-defined meta:name="Info 3"/>
    <meta:user-defined meta:name="Info 4"/>
  </office:meta>
</office:document-meta>
</file>